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text-properties officeooo:rsid="0011f3c9" officeooo:paragraph-rsid="0011f3c9"/>
    </style:style>
    <style:style style:name="P3" style:family="paragraph" style:parent-style-name="Heading_20_1">
      <style:text-properties style:font-name="Liberation Sans"/>
    </style:style>
    <style:style style:name="P4" style:family="paragraph" style:parent-style-name="Text_20_body">
      <style:text-properties style:font-name="Liberation Sans" officeooo:rsid="00120f58" officeooo:paragraph-rsid="00120f58"/>
    </style:style>
    <style:style style:name="P5" style:family="paragraph" style:parent-style-name="Text_20_body">
      <style:text-properties style:font-name="Liberation Sans" officeooo:rsid="0013a552" officeooo:paragraph-rsid="0013a552"/>
    </style:style>
    <style:style style:name="P6" style:family="paragraph" style:parent-style-name="Text_20_body" style:list-style-name="L1">
      <style:text-properties style:font-name="Liberation Sans" officeooo:rsid="0013a552" officeooo:paragraph-rsid="0013a552"/>
    </style:style>
    <style:style style:name="P7" style:family="paragraph" style:parent-style-name="Text_20_body">
      <style:text-properties officeooo:rsid="0011f3c9" officeooo:paragraph-rsid="0013a552"/>
    </style:style>
    <style:style style:name="P8" style:family="paragraph" style:parent-style-name="Text_20_body" style:list-style-name="L1">
      <style:text-properties style:font-name="Nimbus Sans L" fo:font-weight="normal" officeooo:rsid="0014b461" officeooo:paragraph-rsid="0014b461" style:font-weight-asian="normal" style:font-weight-complex="normal"/>
    </style:style>
    <style:style style:name="P9" style:family="paragraph" style:parent-style-name="Text_20_body">
      <style:text-properties style:font-name="Nimbus Sans L" fo:font-weight="normal" officeooo:rsid="0014b461" officeooo:paragraph-rsid="0014b461" style:font-weight-asian="normal" style:font-weight-complex="normal"/>
    </style:style>
    <style:style style:name="P10" style:family="paragraph" style:parent-style-name="Heading_20_2">
      <style:text-properties officeooo:rsid="0011f3c9" officeooo:paragraph-rsid="0011f3c9"/>
    </style:style>
    <style:style style:name="T1" style:family="text">
      <style:text-properties officeooo:rsid="0011b520"/>
    </style:style>
    <style:style style:name="T2" style:family="text">
      <style:text-properties officeooo:rsid="00120f58"/>
    </style:style>
    <style:style style:name="T3" style:family="text">
      <style:text-properties officeooo:rsid="0011f3c9"/>
    </style:style>
    <style:style style:name="T4" style:family="text">
      <style:text-properties style:font-name="Nimbus Mono L"/>
    </style:style>
    <style:style style:name="T5" style:family="text">
      <style:text-properties style:font-name="Nimbus Mono L" fo:font-weight="bold" style:font-weight-asian="bold" style:font-weight-complex="bold"/>
    </style:style>
    <style:style style:name="T6" style:family="text">
      <style:text-properties style:font-name="Liberation Serif"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z</text:span>eroconf-lookup</text:h>
      <text:p text:style-name="P1">Browser WebExtension for finding local <text:span text:style-name="T2">web servers</text:span> using Zeroconf</text:p>
      <text:h text:style-name="P10" text:outline-level="2">WebExtensions and Zeroconf</text:h>
      <text:p text:style-name="P2">In contemporary Chrome and Firefox browsers (as well as in Safari and others) the Zeroconf discovery has been removed for security reasons. It seems the only viable alternative approach is using WebExtensions and NativeMessaging. They work quite similarly in both browsers.</text:p>
      <text:p text:style-name="P7">NativeMessaging requires an independent host application. This app needs to be installed independently from the browser by means of the operating system. The browser will nevertheless invoke and terminate the application.</text:p>
      <text:h text:style-name="Heading_20_2" text:outline-level="2">Purpose of this repository</text:h>
      <text:p text:style-name="P4">This repository aims to provide various methods for getting back Zeroconf into the browser. It contains both the standalone <text:span text:style-name="T3">host application </text:span>and the browser extension. The first implementation features a host program written in C on Linux and an extension running under Firefox. Since it uses NativeMessaging, it needs Firefox Version 50.0 or newer, including Firefox Quantum.</text:p>
      <text:h text:style-name="Heading_20_2" text:outline-level="2">TODO</text:h>
      <text:p text:style-name="P5">There are beginnings and fragments of a host application written in Go and another one in Python. Apple OS X (or macOS), Android, and Windows are next on the list, as well as versions for Chrome and maybe more. Another topic is test driven development, which is not yet included.</text:p>
      <text:h text:style-name="Heading_20_2" text:outline-level="2">Installation – host application</text:h>
      <text:p text:style-name="P5">As of today the host application has only been written in C. It is completely self contained, i.e. it does not rely on any third party library. Users need to compile and install it from hand.</text:p>
      <text:list xml:id="list6326842566698406885" text:style-name="L1">
        <text:list-item>
          <text:p text:style-name="P6">Download or clone this repository</text:p>
        </text:list-item>
        <text:list-item>
          <text:p text:style-name="P6">Change dir into <text:span text:style-name="T6">Host-C-Onetime</text:span> and run <text:span text:style-name="T5">make</text:span></text:p>
        </text:list-item>
        <text:list-item>
          <text:p text:style-name="P8">For user installation run <text:span text:style-name="T5">make user</text:span> (does not require root privileges)</text:p>
        </text:list-item>
        <text:list-item>
          <text:p text:style-name="P8">For system wide installation run <text:span text:style-name="T5">make root</text:span> (requires root privileges)</text:p>
        </text:list-item>
      </text:list>
      <text:p text:style-name="P9">The steps 3 and 4 also install the manifest used by Firefox (and also the one for Chrome) in the standard locatio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ans2" fo:font-family="'Liberation Sans'" style:font-style-name="Fett" style:font-family-generic="swiss"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13:12:55.399465443</meta:creation-date>
    <dc:date>2018-01-05T18:58:01.285718401</dc:date>
    <meta:editing-duration>PT21M56S</meta:editing-duration>
    <meta:editing-cycles>4</meta:editing-cycles>
    <meta:generator>LibreOffice/5.1.6.2$Linux_X86_64 LibreOffice_project/10m0$Build-2</meta:generator>
    <meta:document-statistic meta:table-count="0" meta:image-count="0" meta:object-count="0" meta:page-count="1" meta:paragraph-count="16" meta:word-count="295" meta:character-count="1845" meta:non-whitespace-character-count="1569"/>
  </office:meta>
</office:document-meta>
</file>